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" style:parent-style-name="Normal" style:family="paragraph">
      <style:paragraph-properties fo:margin-bottom="0in" fo:line-height="100%"/>
    </style:style>
    <style:style style:name="T10" style:parent-style-name="Hyperlink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" style:parent-style-name="Normal" style:family="paragraph">
      <style:paragraph-properties fo:margin-bottom="0in" fo:line-height="100%"/>
    </style:style>
    <style:style style:name="T16" style:parent-style-name="Hyperlink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1" style:parent-style-name="ListParagraph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2" style:parent-style-name="ListParagraph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" style:parent-style-name="ListParagraph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Lab 2 Human computer interaction</text:p>
      <text:p text:style-name="Normal"/>
      <text:p text:style-name="Normal">Part 1.</text:p>
      <text:p text:style-name="Normal"><text:a xlink:href="http://eyecanlearn.com/perception/figure-ground/" office:target-frame-name="_top" xlink:show="replace"><text:span text:style-name="T2">http://eyecanlearn.com/perception/figure-ground/</text:span></text:a><text:span text:style-name="T3"><text:s/>: This websites design tells the user if they have a good mental image of items and see if they can find an item among a select few. It tells me that I can learn to see stuff in a different perspective.</text:span></text:p>
      <text:p text:style-name="P4"/>
      <text:p text:style-name="Normal"><text:a xlink:href="http://eyecanlearn.com/perception/closure/" office:target-frame-name="_top" xlink:show="replace"><text:span text:style-name="T5">http://eyecanlearn.com/perception/closure/</text:span></text:a><text:span text:style-name="T6"><text:s/>: This site helps the user to see images from a different perspective by showing them the image but with missing factors for e.g. a missing line, section cut out etc. it shows me that I can learn how to distinguish pictures when only a few select sections of it are displayed to the user this in turn helps the user to see the images in a different way of learning.</text:span></text:p>
      <text:p text:style-name="P7"/>
      <text:p text:style-name="P8">Part 2</text:p>
      <text:p text:style-name="P9"><text:a xlink:href="http://www.michaelbach.de/ot/" office:target-frame-name="_top" xlink:show="replace"><text:span text:style-name="T10">http://www.michaelbach.de/ot/</text:span></text:a><text:span text:style-name="T11"><text:s/>: A person’s visual representation can always be affected or changed to the desire of the user this can be done by manipulating the image, so it shows a different picture but only in a certain way of movement</text:span><text:span text:style-name="T12">.</text:span></text:p>
      <text:p text:style-name="P13"/>
      <text:p text:style-name="P14">Part 3.</text:p>
      <text:p text:style-name="P15"><text:a xlink:href="https://www.proprofs.com/games/pattern-memory/" office:target-frame-name="_top" xlink:show="replace"><text:span text:style-name="T16">https://www.proprofs.com/games/pattern-memory/</text:span></text:a><text:span text:style-name="T17"><text:s/>: This game shows the user how their short-term memory can get affected by a simple picture game. It can help the user get a better short</text:span><text:span text:style-name="T18">-</text:span><text:span text:style-name="T19"><text:s/>term memory by allowing the user to repeat the test as many times as they want with different images.</text:span></text:p>
      <text:p text:style-name="P20">In my opinion the awareness of gestalt principle didn’t help with the puzzle because it does not help with memory it only helps with the<text:s/>user’s<text:s/>image<text:s/>perspective.</text:p>
      <text:p text:style-name="P21"/>
      <text:p text:style-name="P22"/>
      <text:p text:style-name="P23">Part 4</text:p>
      <text:p text:style-name="P24"/>
      <text:p text:style-name="P25">P1</text:p>
      <text:p text:style-name="P26">My attention was fairly good I noticed all the times the ball was passed but didn’t notice the gorilla that walked in halfway into the video.</text:p>
      <text:p text:style-name="P27">This is Relevant to HCI because it displays how the user doesn’t grasp every section of information that the site/product offers to them.</text:p>
      <text:p text:style-name="P28"/>
      <text:p text:style-name="P29"/>
      <text:p text:style-name="P30">P2</text:p>
      <text:list text:style-name="LFO1" text:continue-numbering="true">
        <text:list-item>
          <text:p text:style-name="P31">The camera shows the user what buttons to press by putting words to describe what that button does, it also has a screen to show the user the picture they are taking with it.</text:p>
        </text:list-item>
        <text:list-item>
          <text:p text:style-name="P32">It has defined buttons and search<text:s/>bar.<text:s/>It also has a defined login button to show the user where to go</text:p>
        </text:list-item>
        <text:list-item>
          <text:p text:style-name="P33">This has a few problems with the settings, firstly it over complicates what the user can do<text:s/>like the different fonts. <text:s/>This can be improved by adding a few different colors to the general application, they could also add how the fonts look like <text:s/>&amp; lastly they could add in tabs instead of a picture with every type of setting in the control panel</text:p>
        </text:list-item>
      </text:list>
      <text:p text:style-name="P3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ltan .</meta:initial-creator>
    <dc:creator>Sultan .</dc:creator>
    <meta:creation-date>2020-02-11T14:05:00Z</meta:creation-date>
    <dc:date>2020-02-11T14:28:00Z</dc:date>
    <meta:template xlink:href="Normal" xlink:type="simple"/>
    <meta:editing-cycles>4</meta:editing-cycles>
    <meta:editing-duration>PT1380S</meta:editing-duration>
    <meta:document-statistic meta:page-count="1" meta:paragraph-count="5" meta:word-count="383" meta:character-count="2565" meta:row-count="18" meta:non-whitespace-character-count="2187"/>
  </office:meta>
</office:document-meta>
</file>